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1323a" officeooo:paragraph-rsid="0001323a"/>
    </style:style>
    <style:style style:name="P2" style:family="paragraph" style:parent-style-name="Text_20_body">
      <style:text-properties style:use-window-font-color="true" officeooo:rsid="00107e17" officeooo:paragraph-rsid="00107e17"/>
    </style:style>
    <style:style style:name="P3" style:family="paragraph" style:parent-style-name="Text_20_body">
      <style:text-properties style:use-window-font-color="true" officeooo:rsid="00200812" officeooo:paragraph-rsid="00200812"/>
    </style:style>
    <style:style style:name="P4" style:family="paragraph" style:parent-style-name="Text_20_body">
      <style:text-properties style:use-window-font-color="true" officeooo:rsid="00239d94" officeooo:paragraph-rsid="0024c476"/>
    </style:style>
    <style:style style:name="P5" style:family="paragraph" style:parent-style-name="Text_20_body">
      <style:text-properties officeooo:rsid="000ab750" officeooo:paragraph-rsid="000ab750"/>
    </style:style>
    <style:style style:name="P6" style:family="paragraph" style:parent-style-name="Text_20_body">
      <style:text-properties fo:font-style="normal" officeooo:rsid="000c96c1" officeooo:paragraph-rsid="000c96c1" style:font-style-asian="normal" style:font-style-complex="normal"/>
    </style:style>
    <style:style style:name="P7" style:family="paragraph" style:parent-style-name="Text_20_body">
      <style:text-properties officeooo:rsid="000f1564" officeooo:paragraph-rsid="000f1564"/>
    </style:style>
    <style:style style:name="P8" style:family="paragraph" style:parent-style-name="Text_20_body">
      <style:text-properties officeooo:rsid="000f1564" officeooo:paragraph-rsid="00107e17"/>
    </style:style>
    <style:style style:name="P9" style:family="paragraph" style:parent-style-name="Text_20_body">
      <style:text-properties officeooo:rsid="0014e5ac" officeooo:paragraph-rsid="0014e5ac"/>
    </style:style>
    <style:style style:name="P10" style:family="paragraph" style:parent-style-name="Text_20_body">
      <style:text-properties officeooo:rsid="00174965" officeooo:paragraph-rsid="00174965"/>
    </style:style>
    <style:style style:name="P11" style:family="paragraph" style:parent-style-name="Text_20_body">
      <style:text-properties officeooo:rsid="0017ec67" officeooo:paragraph-rsid="0017ec67"/>
    </style:style>
    <style:style style:name="P12" style:family="paragraph" style:parent-style-name="Text_20_body">
      <style:text-properties officeooo:rsid="00198f28" officeooo:paragraph-rsid="00198f28"/>
    </style:style>
    <style:style style:name="P13" style:family="paragraph" style:parent-style-name="Text_20_body">
      <style:text-properties officeooo:rsid="0019ea9f" officeooo:paragraph-rsid="0019ea9f"/>
    </style:style>
    <style:style style:name="P14" style:family="paragraph" style:parent-style-name="Text_20_body">
      <style:text-properties officeooo:rsid="001a7241" officeooo:paragraph-rsid="001a7241"/>
    </style:style>
    <style:style style:name="P15" style:family="paragraph" style:parent-style-name="Text_20_body">
      <style:text-properties officeooo:rsid="001b0133" officeooo:paragraph-rsid="001b0133"/>
    </style:style>
    <style:style style:name="P16" style:family="paragraph" style:parent-style-name="Text_20_body">
      <style:text-properties officeooo:rsid="001b6bde" officeooo:paragraph-rsid="001b6bde"/>
    </style:style>
    <style:style style:name="P17" style:family="paragraph" style:parent-style-name="Text_20_body">
      <style:text-properties officeooo:rsid="001d1876" officeooo:paragraph-rsid="001d1876"/>
    </style:style>
    <style:style style:name="P18" style:family="paragraph" style:parent-style-name="Text_20_body">
      <style:text-properties officeooo:rsid="00239d94" officeooo:paragraph-rsid="00239d94"/>
    </style:style>
    <style:style style:name="P19" style:family="paragraph" style:parent-style-name="Text_20_body">
      <style:text-properties officeooo:rsid="002875b4" officeooo:paragraph-rsid="002875b4"/>
    </style:style>
    <style:style style:name="P20" style:family="paragraph" style:parent-style-name="Text_20_body">
      <style:text-properties officeooo:rsid="002ca076" officeooo:paragraph-rsid="002ca076"/>
    </style:style>
    <style:style style:name="P21" style:family="paragraph" style:parent-style-name="Text_20_body" style:list-style-name="L1">
      <style:text-properties officeooo:rsid="00061dc2" officeooo:paragraph-rsid="00061dc2"/>
    </style:style>
    <style:style style:name="P22" style:family="paragraph" style:parent-style-name="Text_20_body" style:list-style-name="L1">
      <style:text-properties officeooo:rsid="0001323a" officeooo:paragraph-rsid="00061dc2"/>
    </style:style>
    <style:style style:name="P23" style:family="paragraph" style:parent-style-name="Text_20_body" style:list-style-name="L1">
      <style:text-properties officeooo:rsid="0001323a" officeooo:paragraph-rsid="0001323a"/>
    </style:style>
    <style:style style:name="P24" style:family="paragraph" style:parent-style-name="Text_20_body" style:list-style-name="L1">
      <style:text-properties officeooo:rsid="0001323a" officeooo:paragraph-rsid="0002927d"/>
    </style:style>
    <style:style style:name="P25" style:family="paragraph" style:parent-style-name="Text_20_body">
      <style:text-properties style:use-window-font-color="true" officeooo:rsid="000f1564" officeooo:paragraph-rsid="000f1564"/>
    </style:style>
    <style:style style:name="P26" style:family="paragraph" style:parent-style-name="Text_20_body">
      <style:text-properties style:use-window-font-color="true" officeooo:rsid="002f46bb" officeooo:paragraph-rsid="002f46bb"/>
    </style:style>
    <style:style style:name="P27" style:family="paragraph" style:parent-style-name="Text_20_body">
      <style:text-properties style:use-window-font-color="true" officeooo:rsid="0031ad22" officeooo:paragraph-rsid="0031ad22"/>
    </style:style>
    <style:style style:name="P28" style:family="paragraph" style:parent-style-name="Text_20_body">
      <style:text-properties officeooo:rsid="00198f28" officeooo:paragraph-rsid="00198f28"/>
    </style:style>
    <style:style style:name="P29" style:family="paragraph" style:parent-style-name="Text_20_body" style:list-style-name="L2">
      <style:text-properties officeooo:rsid="002875b4" officeooo:paragraph-rsid="002875b4"/>
    </style:style>
    <style:style style:name="P30" style:family="paragraph" style:parent-style-name="Text_20_body">
      <style:text-properties officeooo:rsid="002e7e30" officeooo:paragraph-rsid="002e7e30"/>
    </style:style>
    <style:style style:name="P31" style:family="paragraph" style:parent-style-name="Text_20_body">
      <style:text-properties officeooo:rsid="0031ad22" officeooo:paragraph-rsid="0031ad22"/>
    </style:style>
    <style:style style:name="P32" style:family="paragraph" style:parent-style-name="Text_20_body">
      <style:text-properties officeooo:rsid="0002927d" officeooo:paragraph-rsid="0002927d"/>
    </style:style>
    <style:style style:name="P33" style:family="paragraph" style:parent-style-name="Text_20_body">
      <style:text-properties officeooo:rsid="00341f1e" officeooo:paragraph-rsid="00341f1e"/>
    </style:style>
    <style:style style:name="P34" style:family="paragraph" style:parent-style-name="Heading_20_2">
      <style:text-properties officeooo:paragraph-rsid="00061dc2"/>
    </style:style>
    <style:style style:name="P35" style:family="paragraph" style:parent-style-name="Heading_20_2">
      <style:text-properties officeooo:rsid="00061dc2" officeooo:paragraph-rsid="00061dc2"/>
    </style:style>
    <style:style style:name="T1" style:family="text">
      <style:text-properties officeooo:rsid="0002927d"/>
    </style:style>
    <style:style style:name="T2" style:family="text">
      <style:text-properties officeooo:rsid="0002de6a"/>
    </style:style>
    <style:style style:name="T3" style:family="text">
      <style:text-properties officeooo:rsid="00042ba4"/>
    </style:style>
    <style:style style:name="T4" style:family="text">
      <style:text-properties officeooo:rsid="00061dc2"/>
    </style:style>
    <style:style style:name="T5" style:family="text">
      <style:text-properties officeooo:rsid="000c96c1"/>
    </style:style>
    <style:style style:name="T6" style:family="text">
      <style:text-properties fo:font-style="italic" officeooo:rsid="000c96c1" style:font-style-asian="italic" style:font-style-complex="italic"/>
    </style:style>
    <style:style style:name="T7" style:family="text">
      <style:text-properties fo:font-style="normal" officeooo:rsid="000c96c1" style:font-style-asian="normal" style:font-style-complex="normal"/>
    </style:style>
    <style:style style:name="T8" style:family="text">
      <style:text-properties fo:font-style="normal" officeooo:rsid="000e5625" style:font-style-asian="normal" style:font-style-complex="normal"/>
    </style:style>
    <style:style style:name="T9" style:family="text">
      <style:text-properties officeooo:rsid="000e5625"/>
    </style:style>
    <style:style style:name="T10" style:family="text">
      <style:text-properties officeooo:rsid="00107e17"/>
    </style:style>
    <style:style style:name="T11" style:family="text">
      <style:text-properties officeooo:rsid="00121ad6"/>
    </style:style>
    <style:style style:name="T12" style:family="text">
      <style:text-properties officeooo:rsid="00126e90"/>
    </style:style>
    <style:style style:name="T13" style:family="text">
      <style:text-properties officeooo:rsid="00161009"/>
    </style:style>
    <style:style style:name="T14" style:family="text">
      <style:text-properties officeooo:rsid="00174965"/>
    </style:style>
    <style:style style:name="T15" style:family="text">
      <style:text-properties officeooo:rsid="0019ea9f"/>
    </style:style>
    <style:style style:name="T16" style:family="text">
      <style:text-properties officeooo:rsid="001d1ffa"/>
    </style:style>
    <style:style style:name="T17" style:family="text">
      <style:text-properties officeooo:rsid="001f0e02"/>
    </style:style>
    <style:style style:name="T18" style:family="text">
      <style:text-properties officeooo:rsid="00239d94"/>
    </style:style>
    <style:style style:name="T19" style:family="text">
      <style:text-properties officeooo:rsid="0024c476"/>
    </style:style>
    <style:style style:name="T20" style:family="text">
      <style:text-properties officeooo:rsid="0024ceb1"/>
    </style:style>
    <style:style style:name="T21" style:family="text">
      <style:text-properties officeooo:rsid="00311aab"/>
    </style:style>
    <style:style style:name="T22" style:family="text">
      <style:text-properties officeooo:rsid="003516c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racter creation</text:h>
      <text:p text:style-name="P1">A character is created by <text:span text:style-name="T4">5</text:span> steps:</text:p>
      <text:list xml:id="list3057511440" text:style-name="L1">
        <text:list-item>
          <text:p text:style-name="P21">Attributes</text:p>
        </text:list-item>
        <text:list-item>
          <text:p text:style-name="P22">Culture: the main culture the character was educated in. this may shape a lot of their worldview, as well as include some knowledge about their origin.</text:p>
        </text:list-item>
        <text:list-item>
          <text:p text:style-name="P23">Profession: what the character is trained to do for a living. Not all professions are equal for a mercenary company, but that’s life for you!</text:p>
        </text:list-item>
        <text:list-item>
          <text:p text:style-name="P24">Formative event: <text:span text:style-name="T1">what is the main event in the character’s life, that may have caused them to wander and rejoin a mercenary group.</text:span></text:p>
        </text:list-item>
        <text:list-item>
          <text:p text:style-name="P24">Character history: <text:span text:style-name="T1">as a player, you have a say in what’s in store for your character, if they survive long enough, that is.</text:span></text:p>
        </text:list-item>
        <text:list-item>
          <text:p text:style-name="P23">Finishing touches: <text:span text:style-name="T1">when the main steps are done, you still have a few calculations to make in order to finish the character.</text:span></text:p>
        </text:list-item>
      </text:list>
      <text:p text:style-name="P32">It is <text:span text:style-name="T3">also </text:span>possible to <text:span text:style-name="T2">roll completely randomly one or more steps in character creation, which allows to gain a few character points to gain some more skills further down the line.</text:span></text:p>
      <text:p text:style-name="P33">If a character should gain twice a specialty during the process, they may choose another specialty as the second one in<text:span text:style-name="T22">s</text:span>tead.</text:p>
      <text:h text:style-name="P35" text:outline-level="2">Attributes</text:h>
      <text:p text:style-name="P5">Three methods here, the random one, the semi-random one or the personalized one. </text:p>
      <text:p text:style-name="P5">The random one has the player rolling <text:span text:style-name="T5">7 times 2d6, keeping the best result as their attributes, </text:span><text:span text:style-name="T6">in order.</text:span><text:span text:style-name="T7"> </text:span><text:span text:style-name="T8">The player may reroll 1 roll.</text:span><text:span text:style-name="T7"> If the player is satisfied, they gain 2 character point to spend later. </text:span></text:p>
      <text:p text:style-name="P6">The semi-random one implies to keep the results from the random one <text:span text:style-name="T9">(reroll included)</text:span>, and order them as the player wishes. If one uses this method, they gain 1 character point to spend later.</text:p>
      <text:p text:style-name="P5"><text:span text:style-name="T5">If none of the two methods above are chosen, the player may use the personalized one. </text:span>Each attribute starts at 5, and the player may add 1 point in an attribute by subtracting 1 point in another. No attribute may start under 2 or above <text:span text:style-name="T9">6</text:span>.</text:p>
      <text:h text:style-name="P34" text:outline-level="2">Culture</text:h>
      <text:h text:style-name="Heading_20_3" text:outline-level="3">Free folks</text:h>
      <text:p text:style-name="P30">A group living on the marches of the empire, made of outcasts, free souls and adventurers, both from the empire and the nomads. With time, the various cultures have mixed, and a new identity has been forged, by enduring together the hardship of such a life. They have fought united against the empire in <text:soft-page-break/>the past, but they are mostly small, tight, communities. They tend to accept newcomers when they prove they are a worthy addition to the group.</text:p>
      <text:p text:style-name="P30">Specialties: Free folks, tales of the border.</text:p>
      <text:h text:style-name="Heading_20_3" text:outline-level="3">Imperials</text:h>
      <text:p text:style-name="P30">The main (in number) culture of the region, despite being far away from the imperial core. Originally imposed by the force of arms, now it spreads because it is the way up the social ladder in the empire. Many have served into the armies to gain citizenship for them and their families. The religion is very heavily mixed within this culture.</text:p>
      <text:p text:style-name="P30">Specialties: Empire, religion.</text:p>
      <text:h text:style-name="Heading_20_3" text:outline-level="3">Mountaineers</text:h>
      <text:p text:style-name="P30">Small groups of people living in the mountains near the empire. They are actually several smaller cultures that are somewhat similar, and all share a fierce independence from the empire and its culture. These are proud people that travelers should not wrong unless they are ready for a blood feud.</text:p>
      <text:p text:style-name="P30">Specialties: Mountaineers, mountain environment</text:p>
      <text:h text:style-name="Heading_20_3" text:outline-level="3">Nomads</text:h>
      <text:p text:style-name="P26">A <text:span text:style-name="T21">nomadic culture, using the steppes to their fullest. Most of them learn to ride before they learn to walk, and most know the basics of falconry or the use of the bow. They mostly don’t care about the empire, except perhaps as a target for raids. In these raids, they can work with or face the free folks, which they respect far more than the imperials.</text:span></text:p>
      <text:p text:style-name="P27">Specialties: Nomads, riding</text:p>
      <text:h text:style-name="Heading_20_3" text:outline-level="3">Riverfolks</text:h>
      <text:p text:style-name="P31">A small culture, found around the lakes and rivers of the region. They are mostly tradesmen and fishermen, and live with the season, spending most of the summer on family boats, and the winter on land.</text:p>
      <text:p text:style-name="P31">Specialties: Riverfolks, sailing</text:p>
      <text:h text:style-name="Heading_20_2" text:outline-level="2">Profession</text:h>
      <text:p text:style-name="P4">The players roll their <text:span text:style-name="T19">profession</text:span> randomly. If they accept the result, they gain a character point. If not, they may choose <text:span text:style-name="T20">it</text:span> instead of rolling.</text:p>
      <text:h text:style-name="Heading_20_3" text:outline-level="3">Craftsman</text:h>
      <text:p text:style-name="P25">Specialties: craft, negociations. </text:p>
      <text:p text:style-name="P25">Masteries: one crafted item 3, a settlement 2.</text:p>
      <text:p text:style-name="P2"><text:soft-page-break/>Starting equipment: <text:span text:style-name="T12">tools (2) for the craft, peasant’s clothing</text:span></text:p>
      <text:h text:style-name="Heading_20_3" text:outline-level="3">Farmer</text:h>
      <text:p text:style-name="P8">Specialties:</text:p>
      <text:p text:style-name="P8">Masteries: </text:p>
      <text:p text:style-name="P2">Starting equipment: <text:span text:style-name="T12">peasant’s clothing, farm tools.</text:span></text:p>
      <text:h text:style-name="Heading_20_3" text:outline-level="3">Hunter</text:h>
      <text:p text:style-name="P25">Specialties: hunting, survival or ranged weapons.</text:p>
      <text:p text:style-name="P25">Masteries: foraging or bows 3, dressing game 2.</text:p>
      <text:p text:style-name="P2">Starting equipment: <text:span text:style-name="T12">Bow or javelin, peasant’s clothes</text:span></text:p>
      <text:h text:style-name="Heading_20_3" text:outline-level="3">Knight</text:h>
      <text:p text:style-name="P7">Specialties: <text:span text:style-name="T10">Swords, horses or court</text:span></text:p>
      <text:p text:style-name="P7">Masteries: <text:span text:style-name="T10">arming swords 3, strategy 2</text:span></text:p>
      <text:p text:style-name="P2">Starting equipment: <text:span text:style-name="T12">noble clothes, mail hauberk, nasal helmet, sword or spear, shield</text:span></text:p>
      <text:h text:style-name="Heading_20_3" text:outline-level="3">Merchant</text:h>
      <text:p text:style-name="P8">Specialties: <text:span text:style-name="T10">Trade, Geography or 1 culture</text:span></text:p>
      <text:p text:style-name="P8">Masteries: <text:span text:style-name="T10">One group of traded items 3, a specific group (trade guild or noble house or crime group) 2</text:span></text:p>
      <text:p text:style-name="P2">Starting equipment: <text:span text:style-name="T12">25 silver coins or a wagon and cattle to drive it, merchant’s clothes.</text:span></text:p>
      <text:h text:style-name="Heading_20_3" text:outline-level="3">Priest</text:h>
      <text:p text:style-name="P8">Specialties: <text:span text:style-name="T10">1 religion, preaching or appeasing</text:span></text:p>
      <text:p text:style-name="P8">Masteries: <text:span text:style-name="T11">scriptures 3, one weapon or craft 2</text:span></text:p>
      <text:p text:style-name="P2">Starting equipment: <text:span text:style-name="T12">merchant’s clothes, scriptures, holy symbol.</text:span></text:p>
      <text:h text:style-name="Heading_20_3" text:outline-level="3">Noble</text:h>
      <text:p text:style-name="P8">Specialties: <text:span text:style-name="T11">politics, heraldry or strategy or small talks</text:span></text:p>
      <text:p text:style-name="P8">Masteries: <text:span text:style-name="T11">domain management 3, dagger or sword or bow 2.</text:span></text:p>
      <text:p text:style-name="P2">Starting equipment: <text:span text:style-name="T12">noble clothes, dagger, domain.</text:span></text:p>
      <text:h text:style-name="Heading_20_3" text:outline-level="3">Militia</text:h>
      <text:p text:style-name="P8">Specialties: <text:span text:style-name="T11">spear or shield or crossbow, one settlement</text:span></text:p>
      <text:p text:style-name="P8"><text:soft-page-break/>Masteries: <text:span text:style-name="T11">bribes 2, shield or spear or crossbow 2, law 1</text:span></text:p>
      <text:p text:style-name="P2">Starting equipment: <text:span text:style-name="T12">shield, spear or crossbow, gambeson, skull cap</text:span></text:p>
      <text:h text:style-name="Heading_20_3" text:outline-level="3">Mercenary</text:h>
      <text:p text:style-name="P8">Specialties: <text:span text:style-name="T11">one weapon type, marching or thuggery</text:span></text:p>
      <text:p text:style-name="P8">Masteries: <text:span text:style-name="T11">one weapon 3, one other weapon 2</text:span></text:p>
      <text:p text:style-name="P2">Starting equipment: <text:span text:style-name="T12">gambeson, two weapons, kettle helmet.</text:span></text:p>
      <text:h text:style-name="Heading_20_3" text:outline-level="3">Village’s healer</text:h>
      <text:p text:style-name="P8">Specialties: <text:span text:style-name="T11">healing, negociations or occult secrets</text:span></text:p>
      <text:p text:style-name="P8">Masteries: <text:span text:style-name="T11">one specific type of wounds 3, folk tales 2</text:span></text:p>
      <text:p text:style-name="P2">Starting equipment: <text:span text:style-name="T12">bandages, herbs (3 bundles), peasant’s clothes.</text:span></text:p>
      <text:h text:style-name="Heading_20_3" text:outline-level="3">Witch</text:h>
      <text:p text:style-name="P8">Specialties: <text:span text:style-name="T11">rituals, occult secrets</text:span></text:p>
      <text:p text:style-name="P8">Masteries: <text:span text:style-name="T11">one ritual 3, herbs and potions 2</text:span></text:p>
      <text:p text:style-name="P2">Starting equipment: <text:span text:style-name="T12">peasant’s clothes, dagger</text:span></text:p>
      <text:h text:style-name="Heading_20_2" text:outline-level="2">Formative event</text:h>
      <text:p text:style-name="P16">Formative events are the reason the character went on the roads and seeks adventure or mercenary jobs. Each gives a specialty, and a related NPC. This NPC may be used during the campaign by the DM or may be suggested at some point by the player.</text:p>
      <text:p text:style-name="P18">The players roll their formative event randomly. If they accept the result, they gain a character point. If not, they may choose the event instead of rolling.</text:p>
      <text:h text:style-name="Heading_20_3" text:outline-level="3">Bastard</text:h>
      <text:p text:style-name="P9">The character is the illegitimate children of a ruler, local or important. It comes with great deal of disdain from the others, especially from legitimate children. <text:span text:style-name="T14">Bastards often leave for adventure, generally to escape their family situation, sometimes because it is a good opportunity to rise the social ladder.</text:span></text:p>
      <text:p text:style-name="P9">Specialty: one weapon type or intimidation <text:span text:style-name="T13">or sneak.</text:span></text:p>
      <text:p text:style-name="P9">NPC: noble parent, step-parent or a legitimate sibling.</text:p>
      <text:h text:style-name="Heading_20_3" text:outline-level="3"><text:soft-page-break/>Broken heart</text:h>
      <text:p text:style-name="P10">The character has had a love affair that did not end well: their love interest died, or the love was not reciprocated. Anyway, the character decided to venture out to try and change their life, perhaps to come back to their loved one later.</text:p>
      <text:p text:style-name="P10">Specialty: charm</text:p>
      <text:p text:style-name="P10">NPC: love interest, or rival, or love interest parent.</text:p>
      <text:h text:style-name="Heading_20_3" text:outline-level="3">Captured</text:h>
      <text:p text:style-name="P11">The character was enslaved or captured as a prisoner of war, which left them scarred in their mind if not in their body. They may not have anything to come back to, and choose to sell their skills.</text:p>
      <text:p text:style-name="P11">Specialty: improvised weapons or sneak or survival</text:p>
      <text:p text:style-name="P11">NPC: captor, companion of capture, liberator.</text:p>
      <text:h text:style-name="Heading_20_3" text:outline-level="3">Escapee</text:h>
      <text:p text:style-name="P12">The character decided to run away from their previous life, hoping a wandering company will allow them to escape completely from their past. This was a choice made by the character.</text:p>
      <text:p text:style-name="P12">Specialty: <text:span text:style-name="T15">running or riding</text:span></text:p>
      <text:p text:style-name="P12">NPC: parent or soon-to-be spouse or creditor.</text:p>
      <text:h text:style-name="Heading_20_3" text:outline-level="3">Survivor</text:h>
      <text:p text:style-name="P13">The character was perhaps the only one to survive a raid, a battle or a natural catastrophe. Without anywhere to go, they now wander.</text:p>
      <text:p text:style-name="P13">Specialty: sneaking</text:p>
      <text:p text:style-name="P13">NPC: cause of the massacre, another survivor, someone that saved the character</text:p>
      <text:h text:style-name="Heading_20_3" text:outline-level="3">Treason</text:h>
      <text:p text:style-name="P14">The character was horribly betrayed by someone close: a friend tried to kill them, someone gave an important secret away, or their title was usurped by a rival family.</text:p>
      <text:p text:style-name="P14">Specialty: politics</text:p>
      <text:p text:style-name="P14">NPC: traitor or whoever ordered the treason to happen.</text:p>
      <text:h text:style-name="Heading_20_3" text:outline-level="3">Wanderlust</text:h>
      <text:p text:style-name="P15">The character decided to wander the world, in search for its mysteries and wonders.</text:p>
      <text:p text:style-name="P15">Specialty: marching or 1 culture</text:p>
      <text:p text:style-name="P15"><text:soft-page-break/>NPC: a journey companion, a mentor figure.</text:p>
      <text:h text:style-name="Heading_20_2" text:outline-level="2">Character history</text:h>
      <text:p text:style-name="Text_20_body">The history of a character <text:span text:style-name="T18">is his own personal narrative arc, that they may discover and fulfill during their adventure.</text:span></text:p>
      <text:p text:style-name="P18">Each character starts with the hook, and when the condition is fulfilled, they may unlock the results. The exact steps between the condition and the results, and what exactly are the results are left to the GM.</text:p>
      <text:p text:style-name="P18">The player may roll randomly their history, and gain a character point, or if they don’t like the result, they may choose their history.</text:p>
      <text:h text:style-name="Heading_20_3" text:outline-level="3">Ancient legacy</text:h>
      <text:p text:style-name="P17">Hook: the character has an old family trinket, with a symbol.</text:p>
      <text:p text:style-name="P17">Condition: an ancient ruin is found, with the same symbol engraved on the door.</text:p>
      <text:p text:style-name="P17">Result options: The character may find an old family heirloom, or learn an ancient secret about it.</text:p>
      <text:h text:style-name="Heading_20_3" text:outline-level="3">Best served cold</text:h>
      <text:p text:style-name="P17">Hook: The character has been extremely wronged by someone (the Subject)</text:p>
      <text:p text:style-name="P17">Condition: the character find some of the Subject’s servants or allies</text:p>
      <text:p text:style-name="P17">Result options: the character may have the option to get direct revenge on the Subject, or may steal something valuable from them.</text:p>
      <text:h text:style-name="Heading_20_3" text:outline-level="3">Forbidden knowledge</text:h>
      <text:p text:style-name="P17">Hook: the character knows one specific folk tale, one of the horrific ones.</text:p>
      <text:p text:style-name="P17">Condition: the first step of the tale happens to the character</text:p>
      <text:p text:style-name="P17">Result options: the character may learn a spell or ritual or get occult knowledge about a specific entity.</text:p>
      <text:h text:style-name="Heading_20_3" text:outline-level="3">Honors hunt</text:h>
      <text:p text:style-name="P17">Hook: <text:span text:style-name="T16">the character’s ambition is what motivates them.</text:span></text:p>
      <text:p text:style-name="P17">Condition: <text:span text:style-name="T16">the character learns of a service that could really help a state or a noble house</text:span></text:p>
      <text:p text:style-name="P17">Result options: <text:span text:style-name="T16">the character’s valor is recognized, perhaps by a title, or they gain important social network that could be used later on.</text:span></text:p>
      <text:h text:style-name="Heading_20_3" text:outline-level="3">Glory hunt</text:h>
      <text:p text:style-name="P17">Hook: <text:span text:style-name="T16">the character wants to be a hero</text:span></text:p>
      <text:p text:style-name="P17"><text:soft-page-break/>Condition: <text:span text:style-name="T16">There is an important danger or dangerous opponent in the region</text:span></text:p>
      <text:p text:style-name="P17">Result options: <text:span text:style-name="T16">the character is now (in)famous in the region</text:span></text:p>
      <text:h text:style-name="Heading_20_3" text:outline-level="3">Meeting meant to be</text:h>
      <text:p text:style-name="P17">Hook: <text:span text:style-name="T16">the character’s freedom is important to them</text:span></text:p>
      <text:p text:style-name="P17">Condition: <text:span text:style-name="T16">they meet an NPC that deserves some love</text:span></text:p>
      <text:p text:style-name="P17">Result options: <text:span text:style-name="T16">the two characters fall in love, or they become very close friends.</text:span></text:p>
      <text:h text:style-name="Heading_20_3" text:outline-level="3">Settling in</text:h>
      <text:p text:style-name="P17">Hook: <text:span text:style-name="T17">the character could retire or would enjoy some stability.</text:span></text:p>
      <text:p text:style-name="P17">Condition: <text:span text:style-name="T17">a suitable place is found, and belongs to no one</text:span></text:p>
      <text:p text:style-name="P17">Result options: <text:span text:style-name="T17">the character may gain the place or they could retire and provide valuable insights and training for their former comrades.</text:span></text:p>
      <text:h text:style-name="Heading_20_3" text:outline-level="3">Treasure hunt</text:h>
      <text:p text:style-name="P17">Hook: <text:span text:style-name="T17">the character has learned the location of some treasure trove.</text:span></text:p>
      <text:p text:style-name="P17">Condition: <text:span text:style-name="T17">the character finds the exact place where the treasure is supposed to be.</text:span></text:p>
      <text:p text:style-name="P17">Result options: <text:span text:style-name="T17">the character may get cursed, or they may find riches or they may learn some occult secret.</text:span></text:p>
      <text:h text:style-name="Heading_20_2" text:outline-level="2">Finishing touches</text:h>
      <text:p text:style-name="P3">All characters have movement 5.</text:p>
      <text:h text:style-name="Heading_20_1" text:outline-level="1">Character progression</text:h>
      <text:h text:style-name="Heading_20_2" text:outline-level="2">Character history</text:h>
      <text:p text:style-name="P20">When the condition of their story is fulfilled, the character gain 3 CP.</text:p>
      <text:h text:style-name="Heading_20_2" text:outline-level="2">Story points</text:h>
      <text:p text:style-name="P20">Each game session when the character survived, they gain 1 CP.</text:p>
      <text:h text:style-name="Heading_20_2" text:outline-level="2">Spending character points</text:h>
      <text:p text:style-name="P19">Character points may be used in the following ways:</text:p>
      <text:list xml:id="list3357056819" text:style-name="L2">
        <text:list-item>
          <text:p text:style-name="P29">Gain one specialty: 2 CP</text:p>
        </text:list-item>
        <text:list-item>
          <text:p text:style-name="P29"><text:soft-page-break/>Gain two mastery points: 1 CP</text:p>
        </text:list-item>
        <text:list-item>
          <text:p text:style-name="P29">Gain an attribute point: 2 C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3-03-18T12:06:26.278000000</dc:date>
    <meta:editing-duration>PT2H55M38S</meta:editing-duration>
    <meta:editing-cycles>43</meta:editing-cycles>
    <meta:document-statistic meta:table-count="0" meta:image-count="0" meta:object-count="0" meta:page-count="8" meta:paragraph-count="156" meta:word-count="1821" meta:character-count="10880" meta:non-whitespace-character-count="9220"/>
  </office:meta>
</office:document-meta>
</file>